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5abca" officeooo:paragraph-rsid="001c2199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5abca" officeooo:paragraph-rsid="001c2199" style:font-size-asian="20pt" style:font-size-complex="20pt"/>
    </style:style>
    <style:style style:name="P3" style:family="paragraph" style:parent-style-name="Standard">
      <style:text-properties fo:font-size="20pt" officeooo:rsid="0012a1d7" officeooo:paragraph-rsid="001abf4a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2a1d7" officeooo:paragraph-rsid="001c2199" style:font-size-asian="20pt" style:font-size-complex="20pt"/>
    </style:style>
    <style:style style:name="P5" style:family="paragraph" style:parent-style-name="Standard">
      <style:text-properties fo:font-size="20pt" officeooo:rsid="0012a1d7" officeooo:paragraph-rsid="001dbfff" style:font-size-asian="20pt" style:font-size-complex="20pt"/>
    </style:style>
    <style:style style:name="P6" style:family="paragraph" style:parent-style-name="Standard">
      <style:text-properties fo:font-size="20pt" officeooo:rsid="0015abca" officeooo:paragraph-rsid="0015abca" style:font-size-asian="17.5pt" style:font-size-complex="20pt"/>
    </style:style>
    <style:style style:name="P7" style:family="paragraph" style:parent-style-name="Standard">
      <style:text-properties fo:font-size="20pt" officeooo:rsid="0015abca" officeooo:paragraph-rsid="001dbfff" style:font-size-asian="17.5pt" style:font-size-complex="20pt"/>
    </style:style>
    <style:style style:name="P8" style:family="paragraph" style:parent-style-name="Standard">
      <style:text-properties fo:font-size="26pt" officeooo:rsid="0015abca" officeooo:paragraph-rsid="0015abca" style:font-size-asian="26pt" style:font-size-complex="26pt"/>
    </style:style>
    <style:style style:name="P9" style:family="paragraph" style:parent-style-name="Standard">
      <style:text-properties fo:font-size="26pt" officeooo:rsid="0015abca" officeooo:paragraph-rsid="0012a1d7" style:font-size-asian="26pt" style:font-size-complex="26pt"/>
    </style:style>
    <style:style style:name="P10" style:family="paragraph" style:parent-style-name="Standard">
      <style:text-properties fo:font-size="26pt" officeooo:rsid="0015abca" officeooo:paragraph-rsid="001c2199" style:font-size-asian="26pt" style:font-size-complex="26pt"/>
    </style:style>
    <style:style style:name="P11" style:family="paragraph" style:parent-style-name="Standard">
      <style:text-properties fo:font-size="26pt" officeooo:rsid="0015abca" officeooo:paragraph-rsid="001dbfff" style:font-size-asian="26pt" style:font-size-complex="26pt"/>
    </style:style>
    <style:style style:name="P12" style:family="paragraph" style:parent-style-name="Standard">
      <style:text-properties fo:font-size="26pt" officeooo:rsid="00179a66" officeooo:paragraph-rsid="0015abca" style:font-size-asian="26pt" style:font-size-complex="26pt"/>
    </style:style>
    <style:style style:name="P13" style:family="paragraph" style:parent-style-name="Standard">
      <style:text-properties fo:font-size="26pt" officeooo:rsid="00179a66" officeooo:paragraph-rsid="001dbfff" style:font-size-asian="26pt" style:font-size-complex="26pt"/>
    </style:style>
    <style:style style:name="P14" style:family="paragraph" style:parent-style-name="Standard">
      <style:paragraph-properties fo:text-align="center" style:justify-single-word="false"/>
      <style:text-properties fo:font-size="18pt" officeooo:rsid="00179a66" officeooo:paragraph-rsid="001992b6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5pt" officeooo:rsid="0015abca" officeooo:paragraph-rsid="001c2199" style:font-size-asian="15pt" style:font-size-complex="15pt"/>
    </style:style>
    <style:style style:name="P16" style:family="paragraph" style:parent-style-name="Standard">
      <style:paragraph-properties fo:text-align="center" style:justify-single-word="false"/>
      <style:text-properties fo:font-size="15pt" officeooo:rsid="0015abca" officeooo:paragraph-rsid="001992b6" style:font-size-asian="15pt" style:font-size-complex="15pt"/>
    </style:style>
    <style:style style:name="P17" style:family="paragraph" style:parent-style-name="Standard">
      <style:text-properties fo:font-size="28pt" officeooo:rsid="0011a3c6" officeooo:paragraph-rsid="001992b6" style:font-size-asian="28pt" style:font-size-complex="28pt"/>
    </style:style>
    <style:style style:name="P18" style:family="paragraph" style:parent-style-name="Standard">
      <style:paragraph-properties fo:text-align="center" style:justify-single-word="false"/>
      <style:text-properties fo:font-size="28pt" officeooo:rsid="0011a3c6" officeooo:paragraph-rsid="001c2199" style:font-size-asian="28pt" style:font-size-complex="28pt"/>
    </style:style>
    <style:style style:name="P19" style:family="paragraph" style:parent-style-name="Standard">
      <style:text-properties fo:font-size="28pt" officeooo:rsid="0011a3c6" officeooo:paragraph-rsid="0011a3c6" style:font-size-asian="28pt" style:font-size-complex="28pt"/>
    </style:style>
    <style:style style:name="P20" style:family="paragraph" style:parent-style-name="Standard">
      <style:text-properties fo:font-size="28pt" officeooo:rsid="0011a3c6" officeooo:paragraph-rsid="001dbfff" style:font-size-asian="28pt" style:font-size-complex="28pt"/>
    </style:style>
    <style:style style:name="P21" style:family="paragraph" style:parent-style-name="Standard">
      <style:text-properties fo:font-size="28pt" officeooo:rsid="0011a3c6" officeooo:paragraph-rsid="00200425" style:font-size-asian="28pt" style:font-size-complex="28pt"/>
    </style:style>
    <style:style style:name="P22" style:family="paragraph" style:parent-style-name="Standard">
      <style:paragraph-properties fo:text-align="end" style:justify-single-word="false"/>
      <style:text-properties fo:font-size="28pt" officeooo:rsid="001abf4a" officeooo:paragraph-rsid="001abf4a" style:font-size-asian="28pt" style:font-size-complex="28pt"/>
    </style:style>
    <style:style style:name="P23" style:family="paragraph" style:parent-style-name="Standard">
      <style:paragraph-properties fo:text-align="end" style:justify-single-word="false"/>
      <style:text-properties fo:font-size="28pt" officeooo:rsid="001abf4a" officeooo:paragraph-rsid="001dbfff" style:font-size-asian="28pt" style:font-size-complex="28pt"/>
    </style:style>
    <style:style style:name="P24" style:family="paragraph" style:parent-style-name="Standard">
      <style:text-properties fo:font-size="28pt" officeooo:rsid="0012a1d7" officeooo:paragraph-rsid="0012a1d7" style:font-size-asian="28pt" style:font-size-complex="28pt"/>
    </style:style>
    <style:style style:name="P25" style:family="paragraph" style:parent-style-name="Standard">
      <style:text-properties fo:font-size="28pt" officeooo:rsid="0012a1d7" officeooo:paragraph-rsid="0011a3c6" style:font-size-asian="28pt" style:font-size-complex="28pt"/>
    </style:style>
    <style:style style:name="P26" style:family="paragraph" style:parent-style-name="Standard">
      <style:text-properties fo:font-size="28pt" officeooo:rsid="0012a1d7" officeooo:paragraph-rsid="001dbfff" style:font-size-asian="28pt" style:font-size-complex="28pt"/>
    </style:style>
    <style:style style:name="P27" style:family="paragraph" style:parent-style-name="Standard">
      <style:text-properties fo:font-size="28pt" officeooo:rsid="0012a1d7" officeooo:paragraph-rsid="001992b6" style:font-size-asian="28pt" style:font-size-complex="28pt"/>
    </style:style>
    <style:style style:name="P28" style:family="paragraph" style:parent-style-name="Standard">
      <style:text-properties fo:font-size="28pt" fo:font-weight="bold" officeooo:rsid="0011a3c6" officeooo:paragraph-rsid="001dbfff" style:font-size-asian="28pt" style:font-weight-asian="bold" style:font-size-complex="2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officeooo:rsid="0015abca" officeooo:paragraph-rsid="001abf4a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rsid="0015abca" officeooo:paragraph-rsid="001dbfff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15abca" officeooo:paragraph-rsid="001abf4a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15abca" officeooo:paragraph-rsid="001dbfff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officeooo:rsid="00179a66" officeooo:paragraph-rsid="001abf4a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officeooo:rsid="00179a66" officeooo:paragraph-rsid="001dbfff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36pt" officeooo:rsid="0012a1d7" officeooo:paragraph-rsid="001abf4a" style:font-size-asian="36pt" style:font-size-complex="36pt"/>
    </style:style>
    <style:style style:name="P36" style:family="paragraph" style:parent-style-name="Standard">
      <style:text-properties fo:font-size="36pt" officeooo:rsid="0012a1d7" officeooo:paragraph-rsid="001c2199" style:font-size-asian="36pt" style:font-size-complex="36pt"/>
    </style:style>
    <style:style style:name="P37" style:family="paragraph" style:parent-style-name="Standard">
      <style:text-properties fo:font-size="36pt" officeooo:rsid="0012a1d7" officeooo:paragraph-rsid="001992b6" style:font-size-asian="36pt" style:font-size-complex="36pt"/>
    </style:style>
    <style:style style:name="P38" style:family="paragraph" style:parent-style-name="Standard">
      <style:text-properties fo:font-size="36pt" officeooo:rsid="0012a1d7" officeooo:paragraph-rsid="0015abca" style:font-size-asian="36pt" style:font-size-complex="36pt"/>
    </style:style>
    <style:style style:name="P39" style:family="paragraph" style:parent-style-name="Standard">
      <style:text-properties fo:font-size="36pt" officeooo:rsid="0012a1d7" officeooo:paragraph-rsid="00179a66" style:font-size-asian="36pt" style:font-size-complex="36pt"/>
    </style:style>
    <style:style style:name="P40" style:family="paragraph" style:parent-style-name="Standard">
      <style:text-properties fo:font-size="36pt" officeooo:rsid="0012a1d7" officeooo:paragraph-rsid="001dbfff" style:font-size-asian="36pt" style:font-size-complex="36pt"/>
    </style:style>
    <style:style style:name="P41" style:family="paragraph" style:parent-style-name="Standard">
      <style:text-properties fo:font-size="36pt" officeooo:rsid="0012a1d7" officeooo:paragraph-rsid="0012a1d7" style:font-size-asian="36pt" style:font-size-complex="36pt"/>
    </style:style>
    <style:style style:name="P42" style:family="paragraph" style:parent-style-name="Standard">
      <style:text-properties fo:font-size="10pt" officeooo:rsid="00147417" officeooo:paragraph-rsid="00147417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3pt" officeooo:rsid="00147417" officeooo:paragraph-rsid="001c2199" style:font-size-asian="13pt" style:font-size-complex="13pt"/>
    </style:style>
    <style:style style:name="P44" style:family="paragraph" style:parent-style-name="Standard">
      <style:paragraph-properties fo:text-align="center" style:justify-single-word="false"/>
      <style:text-properties fo:font-size="14pt" officeooo:rsid="00179a66" officeooo:paragraph-rsid="001abf4a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font-size="14pt" officeooo:rsid="00179a66" officeooo:paragraph-rsid="001dbfff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fo:font-size="14pt" officeooo:rsid="00179a66" officeooo:paragraph-rsid="0021b8b5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fo:font-size="14pt" officeooo:rsid="0015abca" officeooo:paragraph-rsid="0021b8b5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15abca" officeooo:paragraph-rsid="0021b8b5" style:font-size-asian="14pt" style:font-size-complex="14pt"/>
    </style:style>
    <style:style style:name="P49" style:family="paragraph" style:parent-style-name="Standard">
      <style:text-properties fo:font-size="28pt" fo:font-weight="bold" officeooo:rsid="0011a3c6" officeooo:paragraph-rsid="001c2199" style:font-size-asian="28pt" style:font-weight-asian="bold" style:font-size-complex="28pt" style:font-weight-complex="bold"/>
    </style:style>
    <style:style style:name="P50" style:family="paragraph" style:parent-style-name="Standard">
      <style:text-properties fo:font-size="28pt" officeooo:rsid="0012a1d7" officeooo:paragraph-rsid="0021b8b5" style:font-size-asian="28pt" style:font-size-complex="28pt"/>
    </style:style>
    <style:style style:name="P51" style:family="paragraph" style:parent-style-name="Standard">
      <style:text-properties fo:font-size="28pt" officeooo:rsid="0011a3c6" officeooo:paragraph-rsid="0021b8b5" style:font-size-asian="28pt" style:font-size-complex="28pt"/>
    </style:style>
    <style:style style:name="P52" style:family="paragraph" style:parent-style-name="Standard">
      <style:paragraph-properties fo:text-align="end" style:justify-single-word="false"/>
      <style:text-properties fo:font-size="28pt" officeooo:rsid="001abf4a" officeooo:paragraph-rsid="0021b8b5" style:font-size-asian="28pt" style:font-size-complex="28pt"/>
    </style:style>
    <style:style style:name="P53" style:family="paragraph" style:parent-style-name="Standard">
      <style:text-properties fo:color="#00a933" fo:font-size="28pt" fo:font-weight="bold" officeooo:rsid="0012a1d7" officeooo:paragraph-rsid="001c2199" style:font-size-asian="28pt" style:font-weight-asian="bold" style:font-size-complex="28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ize="20pt" officeooo:rsid="001c2199" officeooo:paragraph-rsid="001c2199" style:font-size-asian="20pt" style:font-size-complex="20pt"/>
    </style:style>
    <style:style style:name="P55" style:family="paragraph" style:parent-style-name="Standard">
      <style:text-properties fo:font-size="20pt" officeooo:rsid="0012a1d7" officeooo:paragraph-rsid="0021b8b5" style:font-size-asian="20pt" style:font-size-complex="20pt"/>
    </style:style>
    <style:style style:name="P56" style:family="paragraph" style:parent-style-name="Standard">
      <style:text-properties fo:font-size="20pt" officeooo:rsid="0015abca" officeooo:paragraph-rsid="0021b8b5" style:font-size-asian="17.5pt" style:font-size-complex="20pt"/>
    </style:style>
    <style:style style:name="P57" style:family="paragraph" style:parent-style-name="Standard">
      <style:text-properties fo:font-size="18pt" officeooo:rsid="00179a66" officeooo:paragraph-rsid="001992b6" style:font-size-asian="18pt" style:font-size-complex="18pt"/>
    </style:style>
    <style:style style:name="P58" style:family="paragraph" style:parent-style-name="Standard">
      <style:text-properties fo:font-size="26pt" fo:font-weight="bold" officeooo:rsid="0015abca" officeooo:paragraph-rsid="001c2199" style:font-size-asian="26pt" style:font-weight-asian="bold" style:font-size-complex="26pt" style:font-weight-complex="bold"/>
    </style:style>
    <style:style style:name="P59" style:family="paragraph" style:parent-style-name="Standard">
      <style:text-properties fo:font-size="26pt" officeooo:rsid="0015abca" officeooo:paragraph-rsid="0021b8b5" style:font-size-asian="26pt" style:font-size-complex="26pt"/>
    </style:style>
    <style:style style:name="P60" style:family="paragraph" style:parent-style-name="Standard">
      <style:text-properties fo:font-size="26pt" officeooo:rsid="00179a66" officeooo:paragraph-rsid="0021b8b5" style:font-size-asian="26pt" style:font-size-complex="26pt"/>
    </style:style>
    <style:style style:name="P61" style:family="paragraph" style:parent-style-name="Standard">
      <style:text-properties fo:font-size="36pt" officeooo:rsid="0012a1d7" officeooo:paragraph-rsid="0012a1d7" style:font-size-asian="36pt" style:font-size-complex="36pt"/>
    </style:style>
    <style:style style:name="P62" style:family="paragraph" style:parent-style-name="Standard">
      <style:text-properties fo:font-size="36pt" officeooo:rsid="0012a1d7" officeooo:paragraph-rsid="0021b8b5" style:font-size-asian="36pt" style:font-size-complex="36pt"/>
    </style:style>
    <style:style style:name="P63" style:family="paragraph" style:parent-style-name="Standard">
      <style:text-properties officeooo:paragraph-rsid="0021b8b5"/>
    </style:style>
    <style:style style:name="P64" style:family="paragraph" style:parent-style-name="Standard">
      <style:text-properties fo:font-size="32pt" officeooo:rsid="0011a3c6" officeooo:paragraph-rsid="0021b8b5" style:font-size-asian="28pt" style:font-size-complex="32pt"/>
    </style:style>
    <style:style style:name="T1" style:family="text">
      <style:text-properties officeooo:rsid="0012a1d7"/>
    </style:style>
    <style:style style:name="T2" style:family="text">
      <style:text-properties officeooo:rsid="0015abca"/>
    </style:style>
    <style:style style:name="T3" style:family="text">
      <style:text-properties fo:font-size="26pt" officeooo:rsid="0015abca" style:font-size-asian="26pt" style:font-size-complex="26pt"/>
    </style:style>
    <style:style style:name="T4" style:family="text">
      <style:text-properties fo:font-size="26pt" officeooo:rsid="00179a66" style:font-size-asian="26pt" style:font-size-complex="26pt"/>
    </style:style>
    <style:style style:name="T5" style:family="text">
      <style:text-properties fo:font-size="26pt" officeooo:rsid="00179a66" fo:background-color="#ffffd7" loext:char-shading-value="0" style:font-size-asian="26pt" style:font-size-complex="26pt"/>
    </style:style>
    <style:style style:name="T6" style:family="text">
      <style:text-properties fo:font-size="26pt" officeooo:rsid="001c2199" fo:background-color="#ffffd7" loext:char-shading-value="0" style:font-size-asian="26pt" style:font-size-complex="26pt"/>
    </style:style>
    <style:style style:name="T7" style:family="text">
      <style:text-properties fo:font-size="26pt" fo:font-weight="bold" officeooo:rsid="00179a66" style:font-size-asian="26pt" style:font-weight-asian="bold" style:font-size-complex="26pt" style:font-weight-complex="bold"/>
    </style:style>
    <style:style style:name="T8" style:family="text">
      <style:text-properties fo:font-size="26pt" fo:font-weight="bold" officeooo:rsid="0015abca" style:font-size-asian="26pt" style:font-weight-asian="bold" style:font-size-complex="26pt" style:font-weight-complex="bold"/>
    </style:style>
    <style:style style:name="T9" style:family="text">
      <style:text-properties officeooo:rsid="00179a66"/>
    </style:style>
    <style:style style:name="T10" style:family="text">
      <style:text-properties fo:color="#00a933" officeooo:rsid="0012a1d7"/>
    </style:style>
    <style:style style:name="T11" style:family="text">
      <style:text-properties fo:color="#00a933" fo:font-weight="bold" officeooo:rsid="0012a1d7" style:font-weight-asian="bold" style:font-weight-complex="bold"/>
    </style:style>
    <style:style style:name="T12" style:family="text">
      <style:text-properties fo:color="#00a933" fo:font-weight="bold" officeooo:rsid="0021b8b5" style:font-weight-asian="bold" style:font-weight-complex="bold"/>
    </style:style>
    <style:style style:name="T13" style:family="text">
      <style:text-properties fo:color="#00a933" fo:font-weight="bold" officeooo:rsid="0021b8b5" fo:background-color="#fff200" loext:char-shading-value="0" style:font-weight-asian="bold" style:font-weight-complex="bold"/>
    </style:style>
    <style:style style:name="T14" style:family="text">
      <style:text-properties fo:color="#00a933" fo:font-weight="bold" officeooo:rsid="0021b8b5" fo:background-color="#fff200" loext:char-shading-value="0" style:font-weight-asian="bold" style:font-weight-complex="bold"/>
    </style:style>
    <style:style style:name="T15" style:family="text">
      <style:text-properties fo:color="#00a933" fo:font-weight="bold" officeooo:rsid="0021b8b5" fo:background-color="#ffffd7" loext:char-shading-value="0" style:font-weight-asian="bold" style:font-weight-complex="bold"/>
    </style:style>
    <style:style style:name="T16" style:family="text">
      <style:text-properties fo:color="#00a933" fo:font-size="26pt" officeooo:rsid="0015abca" style:font-size-asian="26pt" style:font-size-complex="26pt"/>
    </style:style>
    <style:style style:name="T17" style:family="text">
      <style:text-properties fo:color="#00a933" fo:font-size="26pt" officeooo:rsid="00179a66" style:font-size-asian="26pt" style:font-size-complex="26pt"/>
    </style:style>
    <style:style style:name="T18" style:family="text">
      <style:text-properties fo:color="#00a933" fo:font-size="26pt" fo:font-weight="bold" officeooo:rsid="00179a66" style:font-size-asian="26pt" style:font-weight-asian="bold" style:font-size-complex="26pt" style:font-weight-complex="bold"/>
    </style:style>
    <style:style style:name="T19" style:family="text">
      <style:text-properties fo:color="#00a933" fo:font-size="16pt" officeooo:rsid="0015abca" style:font-size-asian="16pt" style:font-size-complex="16pt"/>
    </style:style>
    <style:style style:name="T20" style:family="text">
      <style:text-properties fo:color="#00a933" fo:font-size="16pt" fo:font-weight="bold" officeooo:rsid="0015abca" style:font-size-asian="16pt" style:font-weight-asian="bold" style:font-size-complex="16pt" style:font-weight-complex="bold"/>
    </style:style>
    <style:style style:name="T21" style:family="text">
      <style:text-properties fo:color="#00a933" fo:font-size="16pt" fo:font-weight="bold" officeooo:rsid="001abf4a" style:font-size-asian="16pt" style:font-weight-asian="bold" style:font-size-complex="16pt" style:font-weight-complex="bold"/>
    </style:style>
    <style:style style:name="T22" style:family="text">
      <style:text-properties fo:color="#00a933" fo:font-size="60pt" fo:font-weight="bold" officeooo:rsid="0021b8b5" style:font-size-asian="60pt" style:font-weight-asian="bold" style:font-size-complex="60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officeooo:rsid="001992b6" style:font-size-asian="16pt" style:font-size-complex="16pt"/>
    </style:style>
    <style:style style:name="T25" style:family="text">
      <style:text-properties fo:font-size="16pt" officeooo:rsid="001abf4a" style:font-size-asian="16pt" style:font-size-complex="16pt"/>
    </style:style>
    <style:style style:name="T26" style:family="text">
      <style:text-properties fo:font-size="16pt" officeooo:rsid="0015abca" style:font-size-asian="16pt" style:font-size-complex="16pt"/>
    </style:style>
    <style:style style:name="T27" style:family="text">
      <style:text-properties fo:font-size="16pt" officeooo:rsid="001c2199" style:font-size-asian="16pt" style:font-size-complex="16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eeeeee" fo:background-color="#00a933" loext:char-shading-value="0"/>
    </style:style>
    <style:style style:name="T30" style:family="text">
      <style:text-properties officeooo:rsid="001992b6"/>
    </style:style>
    <style:style style:name="T31" style:family="text">
      <style:text-properties officeooo:rsid="001abf4a"/>
    </style:style>
    <style:style style:name="T32" style:family="text">
      <style:text-properties fo:color="#ffffd7" fo:font-size="16pt" fo:font-weight="bold" officeooo:rsid="001abf4a" style:font-size-asian="16pt" style:font-weight-asian="bold" style:font-size-complex="16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1b8b5" style:font-weight-asian="bold" style:font-weight-complex="bold"/>
    </style:style>
    <style:style style:name="T35" style:family="text">
      <style:text-properties officeooo:rsid="001c2199"/>
    </style:style>
    <style:style style:name="T36" style:family="text">
      <style:text-properties officeooo:rsid="001dbfff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variant="normal" fo:text-transform="none" fo:color="#ffffff" fo:letter-spacing="normal" fo:font-weight="bold" officeooo:rsid="0021b8b5" style:font-weight-asian="bold" style:font-weight-complex="bold"/>
    </style:style>
    <style:style style:name="T40" style:family="text">
      <style:text-properties fo:font-variant="normal" fo:text-transform="none" fo:color="#ffffff" fo:font-size="40pt" fo:letter-spacing="normal" fo:font-weight="bold" officeooo:rsid="0021b8b5" style:font-size-asian="40pt" style:font-weight-asian="bold" style:font-size-complex="40pt" style:font-weight-complex="bold"/>
    </style:style>
    <style:style style:name="T41" style:family="text">
      <style:text-properties fo:font-variant="normal" fo:text-transform="none" fo:color="#ffffff" fo:font-size="60pt" fo:letter-spacing="normal" fo:font-weight="bold" officeooo:rsid="0021b8b5" style:font-size-asian="60pt" style:font-weight-asian="bold" style:font-size-complex="60pt" style:font-weight-complex="bold"/>
    </style:style>
    <style:style style:name="T42" style:family="text">
      <style:text-properties fo:font-variant="normal" fo:text-transform="none" fo:color="#158466" fo:font-size="60pt" fo:letter-spacing="normal" fo:font-weight="bold" officeooo:rsid="0021b8b5" style:font-size-asian="60pt" style:font-weight-asian="bold" style:font-size-complex="60pt" style:font-weight-complex="bold"/>
    </style:style>
    <style:style style:name="T43" style:family="text">
      <style:text-properties fo:font-variant="normal" fo:text-transform="none" fo:color="#00a933" fo:font-size="60pt" fo:letter-spacing="normal" fo:font-weight="bold" officeooo:rsid="0021b8b5" style:font-size-asian="60pt" style:font-weight-asian="bold" style:font-size-complex="60pt" style:font-weight-complex="bold"/>
    </style:style>
    <style:style style:name="T44" style:family="text">
      <style:text-properties fo:font-size="28pt" officeooo:rsid="0011a3c6" style:font-size-asian="28pt" style:font-size-complex="28pt"/>
    </style:style>
    <style:style style:name="T45" style:family="text">
      <style:text-properties fo:font-size="28pt" fo:font-weight="bold" officeooo:rsid="0021b8b5" style:font-size-asian="28pt" style:font-weight-asian="bold" style:font-size-complex="28pt" style:font-weight-complex="bold"/>
    </style:style>
    <style:style style:name="T46" style:family="text">
      <style:text-properties fo:font-size="40pt" fo:font-weight="bold" officeooo:rsid="0021b8b5" style:font-size-asian="40pt" style:font-weight-asian="bold" style:font-size-complex="40pt" style:font-weight-complex="bold"/>
    </style:style>
    <style:style style:name="T47" style:family="text">
      <style:text-properties fo:font-size="60pt" fo:font-weight="bold" officeooo:rsid="0021b8b5" style:font-size-asian="60pt" style:font-weight-asian="bold" style:font-size-complex="60pt" style:font-weight-complex="bold"/>
    </style:style>
    <style:style style:name="T48" style:family="text">
      <style:text-properties fo:font-size="32pt" fo:font-weight="bold" officeooo:rsid="0021b8b5" style:font-size-asian="32pt" style:font-weight-asian="bold" style:font-size-complex="32pt" style:font-weight-complex="bold"/>
    </style:style>
    <style:style style:name="T49" style:family="text">
      <style:text-properties fo:color="#158466" fo:font-size="60pt" fo:font-weight="bold" officeooo:rsid="0021b8b5" style:font-size-asian="60pt" style:font-weight-asian="bold" style:font-size-complex="6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 text:c="50"/><text:span text:style-name="T29">&lt;/&gt;Lernen</text:span></text:p>
      <text:p text:style-name="P19"/>
      <text:p text:style-name="P19"><text:s text:c="2"/><text:span text:style-name="T33">No Income in the Pandemic ?</text:span></text:p>
      <text:p text:style-name="P19"/>
      <text:p text:style-name="P19"><text:span text:style-name="T1"><text:s text:c="12"/></text:span><text:span text:style-name="T10"><text:s text:c="3"/></text:span><text:span text:style-name="T11">Be the part of Web3.</text:span><text:span text:style-name="T33"> </text:span></text:p>
      <text:p text:style-name="P25"/>
      <text:p text:style-name="P3"><text:span text:style-name="T30"><text:s text:c="3"/></text:span><text:span text:style-name="T24">&gt; <text:s text:c="2"/>Spend just </text:span><text:span text:style-name="T19"><text:s/></text:span><text:span text:style-name="T20">2 hours a day </text:span><text:span text:style-name="T32">&amp;</text:span><text:span text:style-name="T21"> </text:span><text:span text:style-name="T25">le</text:span><text:span text:style-name="T23">arn </text:span><text:span text:style-name="T26">with </text:span><text:span text:style-name="T23">your </text:span><text:span text:style-name="T25">p</text:span><text:span text:style-name="T23">ersonal </text:span><text:span text:style-name="T25">c</text:span><text:span text:style-name="T23">oding </text:span><text:span text:style-name="T25">t</text:span><text:span text:style-name="T23">utor</text:span><text:span text:style-name="T26"> <text:tab/></text:span><text:span text:style-name="T23">to build </text:span><text:span text:style-name="T26">for Web</text:span><text:span text:style-name="T23">. </text:span></text:p>
      <text:p text:style-name="P9"/>
      <text:p text:style-name="P9"/>
      <text:p text:style-name="P38"><text:span text:style-name="T3"><text:tab/><text:tab/> <text:s text:c="2"/></text:span><text:span text:style-name="T7">Start </text:span><text:span text:style-name="T18">free</text:span><text:span text:style-name="T4"> for first 3 days..</text:span></text:p>
      <text:p text:style-name="P38"><text:span text:style-name="T4"><text:tab/><text:tab/>Continue just at </text:span><text:span text:style-name="T7">₹100 per day</text:span></text:p>
      <text:p text:style-name="P8"/>
      <text:p text:style-name="P39"><text:span text:style-name="T3"><text:s text:c="22"/></text:span><text:span text:style-name="T16"><text:s text:c="2"/></text:span><text:span text:style-name="T17">Sign Up Today </text:span><text:span text:style-name="T4"><text:s text:c="2"/><text:tab/><text:tab/><text:tab/><text:tab/><text:tab/> <text:s text:c="16"/></text:span><text:span text:style-name="T5">lernen.vercel.app</text:span></text:p>
      <text:p text:style-name="P12"/>
      <text:p text:style-name="P6"><text:s text:c="21"/><text:span text:style-name="T28"><text:s text:c="10"/></text:span></text:p>
      <text:p text:style-name="P22">IMAGEIMAGE</text:p>
      <text:p text:style-name="P22">IMAGEIMAGEIME</text:p>
      <text:p text:style-name="P22">IMAGEIMAGE</text:p>
      <text:p text:style-name="P29"/>
      <text:p text:style-name="P31"><text:tab/><text:span text:style-name="T31">QRQRQ</text:span></text:p>
      <text:p text:style-name="P31"><text:tab/><text:span text:style-name="T31">QRQRQ</text:span></text:p>
      <text:p text:style-name="P31"><text:tab/><text:span text:style-name="T31">QRQRQ</text:span></text:p>
      <text:p text:style-name="P29"/>
      <text:p text:style-name="P29"/>
      <text:p text:style-name="P33">SUNDAY HOLIDAY</text:p>
      <text:p text:style-name="P33"><text:s text:c="3"/>SHARE THIS AND INVITE YOUR FRIENDS TO JOIN YOU</text:p>
      <text:p text:style-name="P35"><text:soft-page-break/></text:p>
      <text:p text:style-name="P27"><text:s text:c="50"/><text:span text:style-name="T29">&lt;/&gt;Lernen</text:span></text:p>
      <text:p text:style-name="P17"/>
      <text:p text:style-name="P49"><text:s text:c="2"/>Bored with no job?</text:p>
      <text:p text:style-name="P53"/>
      <text:p text:style-name="P18"><text:span text:style-name="T11">Be the part of Web3.</text:span><text:span text:style-name="T33"> </text:span></text:p>
      <text:p text:style-name="P1"><text:tab/></text:p>
      <text:p text:style-name="P2"/>
      <text:p text:style-name="P2">Our promise is to guide you from <text:span text:style-name="T35">Z</text:span>ero to <text:span text:style-name="T35">P</text:span>ro</text:p>
      <text:p text:style-name="P15"><text:span text:style-name="T35">Learn at </text:span><text:span text:style-name="T23">your comfort zone <text:s/></text:span><text:span text:style-name="T35">with</text:span><text:span text:style-name="T23"> smartphone or compute</text:span><text:span text:style-name="T27">r</text:span><text:span text:style-name="T23">.</text:span></text:p>
      <text:p text:style-name="P16"><text:span text:style-name="T9">(1 hour</text:span> when you wake up and <text:span text:style-name="T9">1 hour</text:span> before you go to bed <text:span text:style-name="T9">)</text:span></text:p>
      <text:p text:style-name="P4"/>
      <text:p text:style-name="P4"/>
      <text:p text:style-name="P54">Why is Web3 important?</text:p>
      <text:p text:style-name="P43"><text:tab/>WEB is the future. <text:span text:style-name="T36">Decentralised </text:span>Web is the next big thing. With growing <text:tab/><text:tab/>popularity and <text:s text:c="2"/>need for <text:span text:style-name="T36">d</text:span>ecentralised systems like blockchain and <text:tab/><text:tab/>cryptocurrencies the scope of Web is expanding. We can help you to be <text:tab/><text:tab/><text:tab/>not left out. <text:span text:style-name="T2">Learn to build <text:s/>applications, platforms and projects.</text:span></text:p>
      <text:p text:style-name="P10"/>
      <text:p text:style-name="P37"><text:span text:style-name="T3"><text:s text:c="22"/></text:span><text:span text:style-name="T16"><text:s text:c="2"/></text:span><text:span text:style-name="T17">Sign Up Today </text:span><text:span text:style-name="T4"><text:s text:c="2"/><text:tab/><text:tab/><text:tab/><text:tab/><text:tab/> <text:s text:c="16"/></text:span><text:span text:style-name="T5">lernen.vercel.ap</text:span><text:span text:style-name="T6">p</text:span></text:p>
      <text:p text:style-name="P57"/>
      <text:p text:style-name="P58"/>
      <text:p text:style-name="P36"><text:span text:style-name="T8"><text:tab/><text:tab/><text:tab/></text:span><text:span text:style-name="T7">Start </text:span><text:span text:style-name="T18">free</text:span><text:span text:style-name="T4"> for first 3 days..</text:span></text:p>
      <text:p text:style-name="P36"><text:span text:style-name="T4"><text:tab/><text:tab/>Continue just at </text:span><text:span text:style-name="T7">₹100 per day</text:span></text:p>
      <text:p text:style-name="P57"/>
      <text:p text:style-name="P57"/>
      <text:p text:style-name="P57"/>
      <text:p text:style-name="P14"><text:s text:c="3"/><text:span text:style-name="T37">SHARE THIS AND INVITE YOUR FRIENDS TO JOIN YOU</text:span></text:p>
      <text:p text:style-name="P26"><text:soft-page-break/><text:s text:c="50"/><text:span text:style-name="T29">&lt;/&gt;Lernen</text:span></text:p>
      <text:p text:style-name="P20"/>
      <text:p text:style-name="P21"><text:s text:c="2"/><text:span text:style-name="T38">കോവിഡ്കാലത്തും ഒരു പുതിയ വരുമാനമാർഗം </text:span></text:p>
      <text:p text:style-name="P28"/>
      <text:p text:style-name="P20"><text:span text:style-name="T1"><text:s text:c="12"/></text:span><text:span text:style-name="T10"><text:s text:c="3"/></text:span><text:span text:style-name="T11">Be the part of Web3.</text:span><text:span text:style-name="T33"> </text:span></text:p>
      <text:p text:style-name="P26"/>
      <text:p text:style-name="P5"><text:span text:style-name="T30"><text:s text:c="3"/></text:span><text:span text:style-name="T24">&gt; <text:s text:c="2"/>Spend just </text:span><text:span text:style-name="T19"><text:s/></text:span><text:span text:style-name="T20">2 hours a day </text:span><text:span text:style-name="T32">&amp;</text:span><text:span text:style-name="T21"> </text:span><text:span text:style-name="T25">le</text:span><text:span text:style-name="T23">arn </text:span><text:span text:style-name="T26">with </text:span><text:span text:style-name="T23">your </text:span><text:span text:style-name="T25">p</text:span><text:span text:style-name="T23">ersonal </text:span><text:span text:style-name="T25">c</text:span><text:span text:style-name="T23">oding </text:span><text:span text:style-name="T25">t</text:span><text:span text:style-name="T23">utor</text:span><text:span text:style-name="T26"> <text:tab/></text:span><text:span text:style-name="T23">to build </text:span><text:span text:style-name="T26">for Web</text:span><text:span text:style-name="T23">. </text:span></text:p>
      <text:p text:style-name="P11"/>
      <text:p text:style-name="P11"/>
      <text:p text:style-name="P40"><text:span text:style-name="T3"><text:tab/><text:tab/> <text:s text:c="2"/></text:span><text:span text:style-name="T7">Start </text:span><text:span text:style-name="T18">free</text:span><text:span text:style-name="T4"> for first 3 days..</text:span></text:p>
      <text:p text:style-name="P40"><text:span text:style-name="T4"><text:tab/><text:tab/>Continue just at </text:span><text:span text:style-name="T7">₹100 per day</text:span></text:p>
      <text:p text:style-name="P11"/>
      <text:p text:style-name="P40"><text:span text:style-name="T3"><text:s text:c="22"/></text:span><text:span text:style-name="T16"><text:s text:c="2"/></text:span><text:span text:style-name="T17">Sign Up Today </text:span><text:span text:style-name="T4"><text:s text:c="2"/><text:tab/><text:tab/><text:tab/><text:tab/><text:tab/> <text:s text:c="16"/></text:span><text:span text:style-name="T5">lernen.vercel.app</text:span></text:p>
      <text:p text:style-name="P13"/>
      <text:p text:style-name="P7"><text:s text:c="21"/><text:span text:style-name="T28"><text:s text:c="10"/></text:span></text:p>
      <text:p text:style-name="P23">IMAGEIMAGE</text:p>
      <text:p text:style-name="P23">IMAGEIMAGEIME</text:p>
      <text:p text:style-name="P23">IMAGEIMAGE</text:p>
      <text:p text:style-name="P30"/>
      <text:p text:style-name="P32"><text:tab/><text:span text:style-name="T31">QRQRQ</text:span></text:p>
      <text:p text:style-name="P32"><text:tab/><text:span text:style-name="T31">QRQRQ</text:span></text:p>
      <text:p text:style-name="P32"><text:tab/><text:span text:style-name="T31">QRQRQ</text:span></text:p>
      <text:p text:style-name="P30"/>
      <text:p text:style-name="P30"/>
      <text:p text:style-name="P34"><text:soft-page-break/>SUNDAY HOLIDAY</text:p>
      <text:p text:style-name="P34"><text:s text:c="3"/>SHARE THIS AND INVITE YOUR FRIENDS TO JOIN YOU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0"><text:soft-page-break/><text:s text:c="48"/><text:span text:style-name="T29">&lt;/&gt;Lernen</text:span></text:p>
      <text:p text:style-name="P64"/>
      <text:p text:style-name="P63"><text:span text:style-name="T44"><text:s text:c="2"/></text:span><text:span text:style-name="T22">Get </text:span><text:span text:style-name="T43">₹</text:span><text:span text:style-name="T22">300</text:span><text:span text:style-name="T47"> </text:span><text:span text:style-name="T48">for every <text:tab/><text:tab/><text:tab/> <text:s text:c="8"/>friend you invite !</text:span></text:p>
      <text:p text:style-name="P51"/>
      <text:p text:style-name="P51"><text:span text:style-name="T1"><text:s text:c="5"/></text:span><text:span text:style-name="T12">Get your unique referral link</text:span><text:span text:style-name="T11"> </text:span><text:span text:style-name="T12">here</text:span></text:p>
      <text:p text:style-name="P51"><text:span text:style-name="T12"><text:tab/><text:tab/><text:tab/></text:span><text:span text:style-name="T15">lernen.vercel.app/share</text:span><text:span text:style-name="T33"> </text:span></text:p>
      <text:p text:style-name="P50"/>
      <text:p text:style-name="P55"><text:span text:style-name="T30"><text:s text:c="3"/></text:span><text:span text:style-name="T24">&gt; <text:s text:c="2"/>Spend just </text:span><text:span text:style-name="T19"><text:s/></text:span><text:span text:style-name="T20">2 hours a day </text:span><text:span text:style-name="T32">&amp;</text:span><text:span text:style-name="T21"> </text:span><text:span text:style-name="T25">le</text:span><text:span text:style-name="T23">arn </text:span><text:span text:style-name="T26">with </text:span><text:span text:style-name="T23">your </text:span><text:span text:style-name="T25">p</text:span><text:span text:style-name="T23">ersonal </text:span><text:span text:style-name="T25">c</text:span><text:span text:style-name="T23">oding </text:span><text:span text:style-name="T25">t</text:span><text:span text:style-name="T23">utor</text:span><text:span text:style-name="T26"> <text:tab/></text:span><text:span text:style-name="T23">to build </text:span><text:span text:style-name="T26">for Web</text:span><text:span text:style-name="T23">. </text:span></text:p>
      <text:p text:style-name="P59"/>
      <text:p text:style-name="P59"/>
      <text:p text:style-name="P62"><text:span text:style-name="T3"><text:tab/><text:tab/> <text:s text:c="2"/></text:span><text:span text:style-name="T7">Start </text:span><text:span text:style-name="T18">free</text:span><text:span text:style-name="T4"> for first 3 days..</text:span></text:p>
      <text:p text:style-name="P62"><text:span text:style-name="T4"><text:tab/><text:tab/>Continue just at </text:span><text:span text:style-name="T7">₹100 per day</text:span></text:p>
      <text:p text:style-name="P59"/>
      <text:p text:style-name="P62"><text:span text:style-name="T3"><text:s text:c="22"/></text:span><text:span text:style-name="T16"><text:s text:c="2"/></text:span><text:span text:style-name="T17">Sign Up Today </text:span><text:span text:style-name="T4"><text:s text:c="2"/><text:tab/><text:tab/><text:tab/><text:tab/><text:tab/> <text:s text:c="16"/></text:span><text:span text:style-name="T5">lernen.vercel.app</text:span></text:p>
      <text:p text:style-name="P60"/>
      <text:p text:style-name="P56"><text:s text:c="21"/><text:span text:style-name="T28"><text:s text:c="10"/></text:span></text:p>
      <text:p text:style-name="P52">IMAGEIMAGE</text:p>
      <text:p text:style-name="P52">IMAGEIMAGEIME</text:p>
      <text:p text:style-name="P52">IMAGEIMAGE</text:p>
      <text:p text:style-name="P47"/>
      <text:p text:style-name="P48"><text:soft-page-break/><text:tab/><text:span text:style-name="T31">QRQRQ</text:span></text:p>
      <text:p text:style-name="P48"><text:tab/><text:span text:style-name="T31">QRQRQ</text:span></text:p>
      <text:p text:style-name="P48"><text:tab/><text:span text:style-name="T31">QRQRQ</text:span></text:p>
      <text:p text:style-name="P47"/>
      <text:p text:style-name="P47"/>
      <text:p text:style-name="P46">SUNDAY HOLIDAY</text:p>
      <text:p text:style-name="P46"><text:s text:c="3"/>SHARE THIS AND INVITE YOUR FRIENDS TO JOIN YOU</text:p>
      <text:p text:style-name="P41"/>
      <text:p text:style-name="P41"/>
      <text:p text:style-name="P41"/>
      <text:p text:style-name="P41"/>
      <text:p text:style-name="P42">Keywords</text:p>
      <text:p text:style-name="P42"/>
      <text:p text:style-name="P42">[00:04, <text:s text:c="2"/>Lost job?</text:p>
      <text:p text:style-name="P42">[00:04, <text:s text:c="2"/>No income?</text:p>
      <text:p text:style-name="P42">[00:05, <text:s text:c="2"/>Bored?</text:p>
      <text:p text:style-name="P42">[00:05, <text:s text:c="2"/>Looking for an extra income source?</text:p>
      <text:p text:style-name="P42">[00:06, <text:s text:c="2"/>No job?</text:p>
      <text:p text:style-name="P42">[00:07, <text:s text:c="2"/>Have a degree and still no job?</text:p>
      <text:p text:style-name="P42">[00:07, <text:s text:c="2"/>Prefer white color job?</text:p>
      <text:p text:style-name="P42">[00:08, <text:s text:c="2"/>Want to build your own business idea?</text:p>
      <text:p text:style-name="P42">[00:11, <text:s text:c="2"/>WEB is the future. Web3 is the next big thing. With growing popularity and need for Decentralised systems like block chain and crypto currencies the scope of Web is expanding.</text:p>
      <text:p text:style-name="P42">[00:12, <text:s text:c="2"/>We can help you to be not left out</text:p>
      <text:p text:style-name="P42">[00:12, <text:s text:c="2"/>learn with us</text:p>
      <text:p text:style-name="P42">[00:12, <text:s text:c="2"/>Learn Web development</text:p>
      <text:p text:style-name="P42">[00:13, <text:s text:c="2"/>Learn to build applications, platforms and projects</text:p>
      <text:p text:style-name="P42">[00:13, <text:s text:c="2"/>Get your personal coding tutor</text:p>
      <text:p text:style-name="P42">[00:14, <text:s text:c="2"/>We will make sure that that you become a self reliant dev</text:p>
      <text:p text:style-name="P42">[00:15, <text:s text:c="2"/>In your comfort zone</text:p>
      <text:p text:style-name="P42">[00:15, <text:s text:c="2"/>With your smartphone or laptop</text:p>
      <text:p text:style-name="P42">[00:15, <text:s text:c="2"/>Or desktop or tablet</text:p>
      <text:p text:style-name="P42">[00:16, <text:s text:c="2"/>Learn just 2hrs a day</text:p>
      <text:p text:style-name="P42">[00:16, <text:s text:c="2"/>(one when you wake up and one before you go to sleep)</text:p>
      <text:p text:style-name="P42">[00:17, <text:s text:c="2"/>Get the full experience of having a personal tech mentor</text:p>
      <text:p text:style-name="P42">[00:17, <text:s text:c="2"/>Start free for first 3 days</text:p>
      <text:p text:style-name="P42">[00:18, <text:s text:c="2"/>Continue just at ₹100 per day</text:p>
      <text:p text:style-name="P42">[00:18, <text:s text:c="2"/>And only from Monday to Fri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2:43:06.240977094</meta:creation-date>
    <dc:date>2021-11-11T22:34:42.239047900</dc:date>
    <meta:editing-duration>PT20M25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6" meta:paragraph-count="87" meta:word-count="492" meta:character-count="3391" meta:non-whitespace-character-count="2304"/>
  </office:meta>
</office:document-meta>
</file>